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a77a" officeooo:paragraph-rsid="000fa77a"/>
    </style:style>
    <style:style style:name="P2" style:family="paragraph" style:parent-style-name="Standard">
      <style:text-properties officeooo:rsid="000fa77a" officeooo:paragraph-rsid="0016a132"/>
    </style:style>
    <style:style style:name="P3" style:family="paragraph" style:parent-style-name="Standard">
      <style:text-properties officeooo:rsid="001574b6" officeooo:paragraph-rsid="001574b6"/>
    </style:style>
    <style:style style:name="P4" style:family="paragraph" style:parent-style-name="Standard">
      <style:text-properties officeooo:rsid="0004f09e" officeooo:paragraph-rsid="0004f09e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fa77a" officeooo:paragraph-rsid="0016a132"/>
    </style:style>
    <style:style style:name="P6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574b6" officeooo:paragraph-rsid="0016a132"/>
    </style:style>
    <style:style style:name="P7" style:family="paragraph" style:parent-style-name="Standard">
      <style:text-properties officeooo:rsid="0004f09e" officeooo:paragraph-rsid="000fa77a"/>
    </style:style>
    <style:style style:name="P8" style:family="paragraph" style:parent-style-name="Standard">
      <style:text-properties officeooo:rsid="0004f09e" officeooo:paragraph-rsid="0004f09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9ce0"/>
    </style:style>
    <style:style style:name="T3" style:family="text">
      <style:text-properties officeooo:rsid="0016a132"/>
    </style:style>
    <style:style style:name="T4" style:family="text">
      <style:text-properties officeooo:rsid="001c0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<text:span text:style-name="T4">Doesnot Run on rexter</text:span></text:p>
      <text:p text:style-name="P7">Enter first string : Hello</text:p>
      <text:p text:style-name="P4">Hello</text:p>
      <text:p text:style-name="P4">Enter second string : Good Morning</text:p>
      <text:p text:style-name="P4">Good Morning</text:p>
      <text:p text:style-name="P4">Enter offset : 3</text:p>
      <text:p text:style-name="P4">HelGood Mo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05.126482911</meta:creation-date>
    <dc:date>2017-03-24T15:12:01.107972178</dc:date>
    <meta:editing-duration>PT24M13S</meta:editing-duration>
    <meta:editing-cycles>9</meta:editing-cycles>
    <meta:generator>LibreOffice/5.1.3.2$Linux_X86_64 LibreOffice_project/10$Build-2</meta:generator>
    <meta:document-statistic meta:table-count="0" meta:image-count="0" meta:object-count="0" meta:page-count="1" meta:paragraph-count="7" meta:word-count="24" meta:character-count="130" meta:non-whitespace-character-count="113"/>
  </office:meta>
</office:document-meta>
</file>